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into" svg:font-family="Ginto, ui-sans-serif, system-ui, sans-serif, 'Apple Color Emoji', 'Segoe UI Emoji', 'Segoe UI Symbol', 'Noto Color Emoji'"/>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fo:line-height="150%"/>
      <style:text-properties officeooo:rsid="00178a75" officeooo:paragraph-rsid="00013b04"/>
    </style:style>
    <style:style style:name="P2" style:family="paragraph" style:parent-style-name="Standard">
      <style:paragraph-properties fo:line-height="150%" fo:text-align="center" style:justify-single-word="false"/>
      <style:text-properties fo:font-style="italic" officeooo:rsid="001f8bde" officeooo:paragraph-rsid="001f8bde" style:font-style-asian="italic" style:font-style-complex="italic"/>
    </style:style>
    <style:style style:name="P3" style:family="paragraph" style:parent-style-name="Standard">
      <style:paragraph-properties fo:line-height="150%" fo:text-align="start" style:justify-single-word="false"/>
      <style:text-properties officeooo:rsid="00013b04" officeooo:paragraph-rsid="000876e4"/>
    </style:style>
    <style:style style:name="P4" style:family="paragraph" style:parent-style-name="Standard">
      <style:paragraph-properties fo:line-height="150%" fo:text-align="start" style:justify-single-word="false"/>
      <style:text-properties officeooo:rsid="00013b04" officeooo:paragraph-rsid="00013b04"/>
    </style:style>
    <style:style style:name="P5" style:family="paragraph" style:parent-style-name="Standard">
      <style:paragraph-properties fo:text-align="center" style:justify-single-word="false" fo:break-before="page"/>
      <style:text-properties fo:font-style="normal" officeooo:rsid="0028dcee" officeooo:paragraph-rsid="001bc02c" style:font-style-asian="normal" style:font-style-complex="normal"/>
    </style:style>
    <style:style style:name="P6" style:family="paragraph" style:parent-style-name="Standard">
      <style:paragraph-properties fo:text-align="center" style:justify-single-word="false"/>
      <style:text-properties fo:font-style="normal" officeooo:rsid="0028dcee" officeooo:paragraph-rsid="001bc02c" style:font-style-asian="normal" style:font-style-complex="normal"/>
    </style:style>
    <style:style style:name="P7" style:family="paragraph" style:parent-style-name="Standard">
      <style:paragraph-properties fo:text-align="start" style:justify-single-word="false"/>
      <style:text-properties fo:font-style="normal" officeooo:rsid="001bc02c" officeooo:paragraph-rsid="001bc02c" style:font-style-asian="normal" style:font-style-complex="normal"/>
    </style:style>
    <style:style style:name="T1" style:family="text">
      <style:text-properties officeooo:rsid="00013b04"/>
    </style:style>
    <style:style style:name="T2" style:family="text">
      <style:text-properties fo:font-style="normal" style:font-style-asian="normal" style:font-style-complex="normal"/>
    </style:style>
    <style:style style:name="T3" style:family="text">
      <style:text-properties fo:font-style="normal" officeooo:rsid="001fe6ad" style:font-style-asian="normal" style:font-style-complex="normal"/>
    </style:style>
    <style:style style:name="T4" style:family="text">
      <style:text-properties officeooo:rsid="00027edd"/>
    </style:style>
    <style:style style:name="T5" style:family="text">
      <style:text-properties officeooo:rsid="0002c10f"/>
    </style:style>
    <style:style style:name="T6" style:family="text">
      <style:text-properties officeooo:rsid="000454bc"/>
    </style:style>
    <style:style style:name="T7" style:family="text">
      <style:text-properties officeooo:rsid="000ad303"/>
    </style:style>
    <style:style style:name="T8" style:family="text">
      <style:text-properties fo:font-style="italic" officeooo:rsid="000876e4" style:font-style-asian="italic" style:font-style-complex="italic"/>
    </style:style>
    <style:style style:name="T9" style:family="text">
      <style:text-properties fo:font-style="normal" officeooo:rsid="000876e4" style:font-style-asian="normal" style:font-style-complex="normal"/>
    </style:style>
    <style:style style:name="T10" style:family="text">
      <style:text-properties fo:font-style="normal" officeooo:rsid="000ad303" style:font-style-asian="normal" style:font-style-complex="normal"/>
    </style:style>
    <style:style style:name="T11" style:family="text">
      <style:text-properties officeooo:rsid="000876e4"/>
    </style:style>
    <style:style style:name="T12" style:family="text">
      <style:text-properties fo:font-style="italic" officeooo:rsid="0002c10f" style:font-style-asian="italic" style:font-style-complex="italic"/>
    </style:style>
    <style:style style:name="T13" style:family="text">
      <style:text-properties fo:font-style="normal" officeooo:rsid="0002c10f" style:font-style-asian="normal" style:font-style-complex="normal"/>
    </style:style>
    <style:style style:name="T14" style:family="text">
      <style:text-properties fo:font-style="normal" officeooo:rsid="000454bc" style:font-style-asian="normal" style:font-style-complex="normal"/>
    </style:style>
    <style:style style:name="T15" style:family="text">
      <style:text-properties fo:font-style="normal" officeooo:rsid="001acaa2" style:font-style-asian="normal" style:font-style-complex="normal"/>
    </style:style>
    <style:style style:name="T16" style:family="text">
      <style:text-properties fo:font-style="normal" officeooo:rsid="000e17ac" style:font-style-asian="normal" style:font-style-complex="normal"/>
    </style:style>
    <style:style style:name="T17" style:family="text">
      <style:text-properties fo:font-style="italic" officeooo:rsid="000ad303" style:font-style-asian="italic" style:font-style-complex="italic"/>
    </style:style>
    <style:style style:name="T18" style:family="text">
      <style:text-properties fo:font-style="italic" officeooo:rsid="000e17ac" style:font-style-asian="italic" style:font-style-complex="italic"/>
    </style:style>
    <style:style style:name="T19" style:family="text">
      <style:text-properties fo:font-style="normal" officeooo:rsid="000f1b44" style:font-style-asian="normal" style:font-style-complex="normal"/>
    </style:style>
    <style:style style:name="T20" style:family="text">
      <style:text-properties fo:font-style="italic" officeooo:rsid="000f1b44" style:font-style-asian="italic" style:font-style-complex="italic"/>
    </style:style>
    <style:style style:name="T21" style:family="text">
      <style:text-properties fo:font-style="normal" officeooo:rsid="0010335a" style:font-style-asian="normal" style:font-style-complex="normal"/>
    </style:style>
    <style:style style:name="T22" style:family="text">
      <style:text-properties fo:font-style="italic" officeooo:rsid="0010335a" style:font-style-asian="italic" style:font-style-complex="italic"/>
    </style:style>
    <style:style style:name="T23" style:family="text">
      <style:text-properties fo:font-style="normal" officeooo:rsid="00121638" style:font-style-asian="normal" style:font-style-complex="normal"/>
    </style:style>
    <style:style style:name="T24" style:family="text">
      <style:text-properties fo:font-style="italic" officeooo:rsid="00121638" style:font-style-asian="italic" style:font-style-complex="italic"/>
    </style:style>
    <style:style style:name="T25" style:family="text">
      <style:text-properties fo:font-style="normal" officeooo:rsid="0013d15e" style:font-style-asian="normal" style:font-style-complex="normal"/>
    </style:style>
    <style:style style:name="T26" style:family="text">
      <style:text-properties fo:font-style="normal" officeooo:rsid="001515cd" style:font-style-asian="normal" style:font-style-complex="normal"/>
    </style:style>
    <style:style style:name="T27" style:family="text">
      <style:text-properties fo:font-style="italic" officeooo:rsid="001515cd" style:font-style-asian="italic" style:font-style-complex="italic"/>
    </style:style>
    <style:style style:name="T28" style:family="text">
      <style:text-properties fo:font-style="normal" officeooo:rsid="0015c09b" style:font-style-asian="normal" style:font-style-complex="normal"/>
    </style:style>
    <style:style style:name="T29" style:family="text">
      <style:text-properties fo:font-style="italic" officeooo:rsid="0015c09b" style:font-style-asian="italic" style:font-style-complex="italic"/>
    </style:style>
    <style:style style:name="T30" style:family="text">
      <style:text-properties fo:font-style="normal" officeooo:rsid="0017e9ae" style:font-style-asian="normal" style:font-style-complex="normal"/>
    </style:style>
    <style:style style:name="T31" style:family="text">
      <style:text-properties fo:font-style="italic" officeooo:rsid="0017e9ae" style:font-style-asian="italic" style:font-style-complex="italic"/>
    </style:style>
    <style:style style:name="T32" style:family="text">
      <style:text-properties fo:font-style="normal" officeooo:rsid="0017f5c8" style:font-style-asian="normal" style:font-style-complex="normal"/>
    </style:style>
    <style:style style:name="T33" style:family="text">
      <style:text-properties fo:font-style="italic" officeooo:rsid="001acaa2" style:font-style-asian="italic" style:font-style-complex="italic"/>
    </style:style>
    <style:style style:name="T34" style:family="text">
      <style:text-properties officeooo:rsid="001aca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rhanuddin Mogul</text:p>
      <text:p text:style-name="P1">Hist 390 101</text:p>
      <text:p text:style-name="P1">Dr. Scott L. Kent</text:p>
      <text:p text:style-name="P1"><text:span text:style-name="T1">15</text:span> October 2024</text:p>
      <text:p text:style-name="P2">Paths of Glory<text:span text:style-name="T2">: Coward or Victims of </text:span><text:span text:style-name="T3">A</text:span><text:span text:style-name="T2">mbition</text:span></text:p>
      <text:p text:style-name="P3"><text:tab/><text:span text:style-name="T4">Cowardice is a trait that a soldier cannot have to successfully complete their jobs. If a soldier is deemed a coward and acts upon such cowardice, the death penalty is applied. Even to this day, the U.S. military enforces these laws within the military, article 99 from title 10 </text:span><text:span text:style-name="T5">of the United States Code state</text:span><text:span text:style-name="T6">s</text:span><text:span text:style-name="T5"> that acts of cowardice and misbehavior in front of the enemy is punishable by death (United States, 10 U.S.C. § 899). </text:span><text:span text:style-name="T7">The BBC series </text:span><text:span text:style-name="T8">Our World War </text:span><text:span text:style-name="T9">depicts Great Britain executing a similar code in episode 2 “Pals”, </text:span><text:span text:style-name="T10">while</text:span><text:span text:style-name="T9"> the movie </text:span><text:span text:style-name="T8">Paths of Glory</text:span><text:span text:style-name="T9"> directed by Stanley Kubrick depicts France executing three soldiers for the act of cowardice. The act of killing a coward is commonplace within militaries across the globe, and its reasoning can be justified,, but many times, as depicted in both works mentioned above, innocent soldiers are killed under the pretense of cowardice to set an example. <text:s/></text:span><text:span text:style-name="T5">Corporal </text:span><text:span text:style-name="T9">Philippe</text:span><text:span text:style-name="T5"> Paris, Private Maurice Ferol, and Private Pierre Arnaud were </text:span><text:span text:style-name="T11">French soldiers during</text:span><text:span text:style-name="T5"> World War One in the movie </text:span><text:span text:style-name="T12">Paths of Glory</text:span><text:span text:style-name="T13">. These three men were all executed by the decision of a court-martial, initiated by General Paul Mireau, on the ground of cowardice </text:span><text:span text:style-name="T9">in front of the enemy</text:span><text:span text:style-name="T13">. </text:span><text:span text:style-name="T14">More accurately, these men were killed to protect Mireau’s reputation when his decision to send his men into a battle he knew they would not survive resulted in a fail</text:span><text:span text:style-name="T9">ure</text:span><text:span text:style-name="T14">. </text:span><text:span text:style-name="T10">The siege on the anthill and the events leading up to them, </text:span><text:span text:style-name="T15">along with </text:span><text:span text:style-name="T10">the court-martial, </text:span><text:span text:style-name="T15">these </text:span><text:span text:style-name="T10">parts of the film illustrate how absurd the decision to execute these soldiers were and how they were no cowards but merely victims. <text:s/></text:span></text:p>
      <text:p text:style-name="P4"><text:span text:style-name="T14"><text:tab/></text:span><text:span text:style-name="T16">Before looking at the character of the three soldiers it's important to understand how the man who condemned them to die perceives things. </text:span><text:span text:style-name="T10">The film starts with General George Broulard pitching the siege to Mireau, with the not so </text:span><text:soft-page-break/><text:span text:style-name="T10">subtle hint that a successful siege will result in Mireau gaining a promotion (</text:span><text:span text:style-name="T17">Paths of Glory</text:span><text:span text:style-name="T10"> 00:03:10). Before the promotion is mentioned we see Mireau standing up for his man, stating it is impossible and that they will die, but as soon a Broulard suggests the promotion, Mireau’s whole attitude shifts and siege all of a sudden is possible. This entire interaction tells the audience everything they need to know about who Paul Mireau is, and how the higher ups of the French military view their soldiers. For Mireau and Broulard, the soldiers fighting on the frontline are merely tools used to gain status, power, and glory. </text:span><text:span text:style-name="T16">The first instance of “cowardice” seen in the film is when Mireau greets a shell shocked soldier and kicks him out for being a coward (</text:span><text:span text:style-name="T18">Paths of Glory</text:span><text:span text:style-name="T16"> 00:07:52). During this interaction we can see how out of touch Mireau is, stating as a matter of fact that shell shock does not exist, and the soldier is simply a coward. We get a clear understanding that Mireau does not actually understand what being on the battlefield does to a person and the full depth of the dangers involved. </text:span></text:p>
      <text:p text:style-name="P4"><text:span text:style-name="T16"><text:tab/>At this point in the film we can see how the three soldiers who were sentenced to die for cowardice act while on the frontline. The night before the siege, we see Corporal </text:span><text:span text:style-name="T19">Paris on a night mission along with Lieutenant Roget, scoping the battlefield, Roget panics and accidentally kills one of his men and runs a way while Paris stays and completes the mission (</text:span><text:span text:style-name="T20">Paths of Glory</text:span><text:span text:style-name="T19"> 00:18:55). </text:span><text:span text:style-name="T21">Corporal Paris showed no signs of cowardice here, and his character can be understood as a brave individual. Once the battle starts we can see Colonel Dax leading a charge with his men into no mans land under heavy fire, and while many soldiers keep falling dead, the rest continue to follow Dax forward (</text:span><text:span text:style-name="T22">Paths of Glory </text:span><text:span text:style-name="T21">00:29:20). As the siege continues we see that company B has failed to leave the trenches, and once Colonel Dax gets there and attempts to get them out, he is hit by a falling body (</text:span><text:span text:style-name="T22">Paths of Glory</text:span><text:span text:style-name="T21"> 00:34:40). The soldiers see the carnage and how almost everyone who left the trenches were dying, even Dax was unable to leave the trenches without being hit by the body of a fallen soldier. Many of the men had followed Dax forward and </text:span><text:soft-page-break/><text:span text:style-name="T21">those who didn’t, well they saw how impossible a task it was. It is not cowardice to refuse a suicidal order. If the soldiers had gone out most would have died and the siege would have still resulted in a failure. </text:span><text:span text:style-name="T23">An argument can be made that the result cannot be known unless the soldiers actually charged forward and died, which Mireau does make and states “If it was impossible the only proof would be their dead bodies lying in the trenches” (</text:span><text:span text:style-name="T24">Paths of Glory</text:span><text:span text:style-name="T23"> 00:37:40). But as mentioned above, Mireau himself said that it was an impossible task, so his argument itself is contradictory. <text:line-break/><text:tab/></text:span><text:span text:style-name="T25">After the siege fails, the court-martial begins where three soldiers chosen more or less at random are being tried for cowardice. </text:span><text:span text:style-name="T26">First up was Private Ferol, who was asked how far he got, and what did he do after he got there (</text:span><text:span text:style-name="T27">Paths of Glory</text:span><text:span text:style-name="T26"> 00:46:18). Ferol tried to explain his decision but no explanation was even entertained. It seemed the only thing that was being judged were the actions and not the context of the actions, during the trial “the court [had] no concern with [his] visual experiences” (</text:span><text:span text:style-name="T27">Paths of Glory</text:span><text:span text:style-name="T26"> 00:46:55). This line of questioning continued for the other two accused as well. In Private Arnaud’s case, he was asked if he advanced and Arnaud replied “Yes, sir, until I was ordered back to the trenches” (</text:span><text:span text:style-name="T27">Paths of Glory</text:span><text:span text:style-name="T26"> 00:48:45). </text:span><text:span text:style-name="T28">After that the questioning continued, completely ignoring the reason behind Private Arnaud’s actions. Arnaud was a man who was distinguished “in some of the bloodiest battles of the war” yet this was dismissed (</text:span><text:span text:style-name="T29">Paths of Glory</text:span><text:span text:style-name="T28"> 00:50:45). </text:span><text:span text:style-name="T30">We then get to see Corporal Paris stand for trial, the only question that was asked was “So you never even left the trenches?” (</text:span><text:span text:style-name="T31">Paths of Glory</text:span><text:span text:style-name="T30"> 00:51:50). Even though there was an obvious injury on Corporal Paris’s face, the court did not care. It was only a matter of what happened. Now the idea of judging an individual solely on his actions is great, but context matters. Each of these men had reasons, valid reasons as to why they were unable to complete the orders given to them. Private Arnaud only retreated by following orders, yet in the end he retreated so that's all that mattered. Corporal Paris was knocked out during the battle, as evident by his </text:span><text:soft-page-break/><text:span text:style-name="T30">scar, yet this was deemed self-inflicted and thrown out, all that mattered was that he did not leave the trenches. Private Ferol did indeed retreat but after making a valiant effort and only after his commanding officer also retreated. It wasn’t out of cowardice but rather a strategical retreat. But none of this was truly considered, the men were to be made examples of despite not being cowards. </text:span></text:p>
      <text:p text:style-name="P4"><text:span text:style-name="T30"><text:tab/></text:span><text:span text:style-name="T32">During the final moments of the men they begin to lose hope, </text:span><text:span text:style-name="T15">and are executed for being cowards. An example is set for all the soldiers in the French army, but not the intended example. All that is learned is that their lives are not theirs, and that if someone in power deems them to be a sinner than they shall be condemned for it. Mireau’s ambitions doomed his men, and if it were not for his own foolish actions and those of a few brave men willing to stand up to him, he would have continued on the path to glory. Colonel Dax had quoted Samuel Johnson early on in the film, that patriotism “is the last refuge of the scoundrel” in response to Mireau’s use of patriotism to convince Dax to lead his men to their deaths (</text:span><text:span text:style-name="T33">Paths of Glory </text:span><text:span text:style-name="T15">00:13:30). It is men like Mireau who use patriotism as a pretense to justify their actions when in reality their actions are only self-serving. The cost of Mireau’s ambitions, and the men he represents, were the many men who died a needless death all to set an example. </text:span></text:p>
      <text:p text:style-name="P5"><text:span text:style-name="T34">Works Cited</text:span></text:p>
      <text:p text:style-name="P6"/>
      <text:p text:style-name="P7">Kubrick, Stanley,, et al. Paths of Glory. Santa Monica, CA, MGM Home Entertainment, <text:tab/>1999.</text:p>
      <text:p text:style-name="P7"/>
      <text:p text:style-name="P7">"Pals." Our World War, season 1, episode 2, BBC Three, 7 Aug. 2014.</text:p>
      <text:p text:style-name="P7"/>
      <text:p text:style-name="P7">United States. Congress. House. United States Code. 2024 ed., Title 10, Section 899. <text:tab/>Office of the Law Revision Counsel, 20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into" svg:font-family="Ginto, ui-sans-serif, system-ui, sans-serif, 'Apple Color Emoji', 'Segoe UI Emoji', 'Segoe UI Symbol', 'Noto Color Emoji'"/>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09:00:11.617696444</meta:creation-date>
    <dc:date>2024-10-16T16:55:20.826197464</dc:date>
    <meta:editing-duration>PT1H41M18S</meta:editing-duration>
    <meta:editing-cycles>16</meta:editing-cycles>
    <meta:generator>LibreOffice/24.8.2.1$Linux_X86_64 LibreOffice_project/480$Build-1</meta:generator>
    <meta:print-date>2024-10-16T16:46:09.119864935</meta:print-date>
    <meta:printed-by>PDF files</meta:printed-by>
    <meta:document-statistic meta:table-count="0" meta:image-count="0" meta:object-count="0" meta:page-count="5" meta:paragraph-count="14" meta:word-count="1437" meta:character-count="8149" meta:non-whitespace-character-count="6712"/>
  </office:meta>
</office:document-meta>
</file>